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76b" officeooo:paragraph-rsid="001e576b"/>
    </style:style>
    <style:style style:name="P2" style:family="paragraph" style:parent-style-name="Standard">
      <style:text-properties officeooo:rsid="00202048" officeooo:paragraph-rsid="00202048"/>
    </style:style>
    <style:style style:name="P3" style:family="paragraph" style:parent-style-name="Standard">
      <style:text-properties officeooo:rsid="0020e257" officeooo:paragraph-rsid="0020e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EMPRE ACTIVAR EL ENTORNO</text:p>
      <text:p text:style-name="P1">Virtualen nombre del entorno</text:p>
      <text:p text:style-name="P1">source nombre del entorno/bin/activate</text:p>
      <text:p text:style-name="P1"/>
      <text:p text:style-name="P3">jupyter notebook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9:02:52.951638970</meta:creation-date>
    <dc:date>2018-07-24T19:18:01.263478794</dc:date>
    <meta:editing-duration>PT4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4" meta:character-count="108" meta:non-whitespace-character-count="98"/>
  </office:meta>
</office:document-meta>
</file>